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19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21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1">
      <style:table-cell-properties fo:border-bottom="none" fo:background-color="#b2b2b2" fo:border-left="0.74pt solid #000000" fo:border-right="none" fo:border-top="none"/>
    </style:style>
    <style:style style:name="ce26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"/>
    <style:style style:name="ce28" style:family="table-cell" style:parent-style-name="Default" style:data-style-name="N1">
      <style:table-cell-properties fo:background-color="#b2b2b2"/>
    </style:style>
    <style:style style:name="ce29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>
        <table:table-column table:style-name="co1" table:number-columns-repeated="8" table:default-cell-style-name="Default"/>
        <table:table-column table:style-name="co1" table:number-columns-repeated="2" table:default-cell-style-name="ce6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7" table:number-rows-spanned="1">
            <text:p>ack_ewma, <text:s/>send_ewma,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ack_ewma rtt_r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7" table:number-rows-spanned="1">
            <text:p>send_ewma <text:s/>rtt_tatio</text:p>
          </table:table-cell>
          <table:covered-table-cell table:style-name="ce14"/>
          <table:covered-table-cell table:number-columns-repeated="5" table:style-name="ce17"/>
          <table:table-cell table:style-name="ce9" office:value-type="string" calcext:value-type="string" table:number-columns-spanned="8" table:number-rows-spanned="1">
            <text:p>ack_ewma <text:s/>send_ewma</text:p>
          </table:table-cell>
          <table:covered-table-cell table:style-name="ce14"/>
          <table:covered-table-cell table:number-columns-repeated="6" table:style-name="ce17"/>
          <table:table-cell table:number-columns-repeated="3"/>
          <table:table-cell table:style-name="ce1" table:number-columns-repeated="16351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number-columns-repeated="4"/>
          <table:table-cell table:style-name="ce22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5"/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table:number-columns-repeated="6"/>
          <table:table-cell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872" calcext:value-type="float">
            <text:p>872</text:p>
          </table:table-cell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93" calcext:value-type="float">
            <text:p>893</text:p>
          </table:table-cell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38" calcext:value-type="float">
            <text:p>738</text:p>
          </table:table-cell>
          <table:table-cell office:value-type="float" office:value="218" calcext:value-type="float">
            <text:p>2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35" calcext:value-type="float">
            <text:p>635</text:p>
          </table:table-cell>
          <table:table-cell office:value-type="float" office:value="318" calcext:value-type="float">
            <text:p>318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11" calcext:value-type="float">
            <text:p>111</text:p>
          </table:table-cell>
          <table:table-cell office:value-type="float" office:value="831" calcext:value-type="float">
            <text:p>831</text:p>
          </table:table-cell>
          <table:table-cell table:style-name="ce19" table:formula="of:=([.B3]+[.C4])/([.B3]+[.C3]+[.B4]+[.C4])" office:value-type="float" office:value="0.899630216587427" calcext:value-type="float">
            <text:p>0,900</text:p>
          </table:table-cell>
          <table:table-cell table:style-name="ce19" table:formula="of:=1-[.D4]" office:value-type="float" office:value="0.100369783412573" calcext:value-type="float">
            <text:p>0,100</text:p>
          </table:table-cell>
          <table:table-cell table:style-name="ce19" table:formula="of:=[.C4]/([.B4]+[.C4])" office:value-type="float" office:value="0.882165605095541" calcext:value-type="float">
            <text:p>0,882</text:p>
          </table:table-cell>
          <table:table-cell table:style-name="ce19" table:formula="of:=[.C4]/([.C4]+[.C3])" office:value-type="float" office:value="0.913186813186813" calcext:value-type="float">
            <text:p>0,913</text:p>
          </table:table-cell>
          <table:table-cell table:style-name="ce19" table:formula="of:=2*[.G4]*[.F4]/([.F4]+[.G4])" office:value-type="float" office:value="0.897408207343413" calcext:value-type="float">
            <text:p>0,897</text:p>
          </table:table-cell>
          <table:table-cell table:style-name="ce24" office:value-type="float" office:value="121" calcext:value-type="float">
            <text:p>121</text:p>
          </table:table-cell>
          <table:table-cell office:value-type="float" office:value="802" calcext:value-type="float">
            <text:p>802</text:p>
          </table:table-cell>
          <table:table-cell table:style-name="ce19" table:formula="of:=([.I3]+[.J4])/([.I3]+[.J3]+[.I4]+[.J4])" office:value-type="float" office:value="0.89540412044374" calcext:value-type="float">
            <text:p>0,895</text:p>
          </table:table-cell>
          <table:table-cell table:style-name="ce19" table:formula="of:=1-[.K4]" office:value-type="float" office:value="0.10459587955626" calcext:value-type="float">
            <text:p>0,105</text:p>
          </table:table-cell>
          <table:table-cell table:style-name="ce19" table:formula="of:=[.J4]/([.I4]+[.J4])" office:value-type="float" office:value="0.868905742145179" calcext:value-type="float">
            <text:p>0,869</text:p>
          </table:table-cell>
          <table:table-cell table:style-name="ce19" table:formula="of:=[.J4]/([.J4]+[.J3])" office:value-type="float" office:value="0.912400455062571" calcext:value-type="float">
            <text:p>0,912</text:p>
          </table:table-cell>
          <table:table-cell table:style-name="ce19" table:formula="of:=2*[.N4]*[.M4]/([.M4]+[.N4])" office:value-type="float" office:value="0.890122086570477" calcext:value-type="float">
            <text:p>0,89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921" calcext:value-type="float">
            <text:p>921</text:p>
          </table:table-cell>
          <table:table-cell table:style-name="ce19" table:formula="of:=([.P3]+[.Q4])/([.P3]+[.Q3]+[.P4]+[.Q4])" office:value-type="float" office:value="0.876386687797147" calcext:value-type="float">
            <text:p>0,876</text:p>
          </table:table-cell>
          <table:table-cell table:style-name="ce19" table:formula="of:=1-[.R4]" office:value-type="float" office:value="0.123613312202853" calcext:value-type="float">
            <text:p>0,124</text:p>
          </table:table-cell>
          <table:table-cell table:style-name="ce19" table:formula="of:=[.Q4]/([.P4]+[.Q4])" office:value-type="float" office:value="0.982924226254002" calcext:value-type="float">
            <text:p>0,983</text:p>
          </table:table-cell>
          <table:table-cell table:style-name="ce19" table:formula="of:=[.Q4]/([.Q4]+[.Q3])" office:value-type="float" office:value="0.808604038630378" calcext:value-type="float">
            <text:p>0,809</text:p>
          </table:table-cell>
          <table:table-cell table:style-name="ce19" table:formula="of:=2*[.U4]*[.T4]/([.T4]+[.U4])" office:value-type="float" office:value="0.88728323699422" calcext:value-type="float">
            <text:p>0,887</text:p>
          </table:table-cell>
          <table:table-cell table:style-name="ce11" office:value-type="float" office:value="303" calcext:value-type="float">
            <text:p>303</text:p>
          </table:table-cell>
          <table:table-cell office:value-type="float" office:value="637" calcext:value-type="float">
            <text:p>637</text:p>
          </table:table-cell>
          <table:table-cell table:style-name="ce19" table:formula="of:=([.W3]+[.X4])/([.W3]+[.X3]+[.W4]+[.X4])" office:value-type="float" office:value="0.671949286846276" calcext:value-type="float">
            <text:p>0,672</text:p>
          </table:table-cell>
          <table:table-cell table:style-name="ce19" table:formula="of:=1-[.Y4]" office:value-type="float" office:value="0.328050713153724" calcext:value-type="float">
            <text:p>0,328</text:p>
          </table:table-cell>
          <table:table-cell table:style-name="ce19" table:formula="of:=[.X4]/([.W4]+[.X4])" office:value-type="float" office:value="0.677659574468085" calcext:value-type="float">
            <text:p>0,678</text:p>
          </table:table-cell>
          <table:table-cell table:style-name="ce19" table:formula="of:=[.X4]/([.X4]+[.X3])" office:value-type="float" office:value="0.667015706806283" calcext:value-type="float">
            <text:p>0,667</text:p>
          </table:table-cell>
          <table:table-cell table:style-name="ce19" table:formula="of:=2*[.AB4]*[.AA4]/([.AA4]+[.AB4])" office:value-type="float" office:value="0.672295514511873" calcext:value-type="float">
            <text:p>0,672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3" calcext:value-type="float">
            <text:p>883</text:p>
          </table:table-cell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879" calcext:value-type="float">
            <text:p>879</text:p>
          </table:table-cell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85" calcext:value-type="float">
            <text:p>785</text:p>
          </table:table-cell>
          <table:table-cell office:value-type="float" office:value="175" calcext:value-type="float">
            <text:p>175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52" calcext:value-type="float">
            <text:p>652</text:p>
          </table:table-cell>
          <table:table-cell office:value-type="float" office:value="317" calcext:value-type="float">
            <text:p>31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1" office:value-type="float" office:value="137" calcext:value-type="float">
            <text:p>137</text:p>
          </table:table-cell>
          <table:table-cell office:value-type="float" office:value="800" calcext:value-type="float">
            <text:p>800</text:p>
          </table:table-cell>
          <table:table-cell table:style-name="ce19" table:formula="of:=([.B6]+[.C7])/([.B6]+[.C6]+[.B7]+[.C7])" office:value-type="float" office:value="0.890947591318158" calcext:value-type="float">
            <text:p>0,891</text:p>
          </table:table-cell>
          <table:table-cell table:style-name="ce19" table:formula="of:=1-[.D7]" office:value-type="float" office:value="0.109052408681842" calcext:value-type="float">
            <text:p>0,109</text:p>
          </table:table-cell>
          <table:table-cell table:style-name="ce19" table:formula="of:=[.C7]/([.B7]+[.C7])" office:value-type="float" office:value="0.853788687299893" calcext:value-type="float">
            <text:p>0,854</text:p>
          </table:table-cell>
          <table:table-cell table:style-name="ce19" table:formula="of:=[.C7]/([.C7]+[.C6])" office:value-type="float" office:value="0.920598388952819" calcext:value-type="float">
            <text:p>0,921</text:p>
          </table:table-cell>
          <table:table-cell table:style-name="ce19" table:formula="of:=2*[.G7]*[.F7]/([.F7]+[.G7])" office:value-type="float" office:value="0.8859357696567" calcext:value-type="float">
            <text:p>0,886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779" calcext:value-type="float">
            <text:p>779</text:p>
          </table:table-cell>
          <table:table-cell table:style-name="ce19" table:formula="of:=([.I6]+[.J7])/([.I6]+[.J6]+[.I7]+[.J7])" office:value-type="float" office:value="0.877713075701429" calcext:value-type="float">
            <text:p>0,878</text:p>
          </table:table-cell>
          <table:table-cell table:style-name="ce19" table:formula="of:=1-[.K7]" office:value-type="float" office:value="0.122286924298571" calcext:value-type="float">
            <text:p>0,122</text:p>
          </table:table-cell>
          <table:table-cell table:style-name="ce19" table:formula="of:=[.J7]/([.I7]+[.J7])" office:value-type="float" office:value="0.872340425531915" calcext:value-type="float">
            <text:p>0,872</text:p>
          </table:table-cell>
          <table:table-cell table:style-name="ce19" table:formula="of:=[.J7]/([.J7]+[.J6])" office:value-type="float" office:value="0.869419642857143" calcext:value-type="float">
            <text:p>0,869</text:p>
          </table:table-cell>
          <table:table-cell table:style-name="ce19" table:formula="of:=2*[.N7]*[.M7]/([.M7]+[.N7])" office:value-type="float" office:value="0.870877585243153" calcext:value-type="float">
            <text:p>0,871</text:p>
          </table:table-cell>
          <table:table-cell table:style-name="ce11" office:value-type="float" office:value="86" calcext:value-type="float">
            <text:p>86</text:p>
          </table:table-cell>
          <table:table-cell office:value-type="float" office:value="843" calcext:value-type="float">
            <text:p>843</text:p>
          </table:table-cell>
          <table:table-cell table:style-name="ce19" table:formula="of:=([.P6]+[.Q7])/([.P6]+[.Q6]+[.P7]+[.Q7])" office:value-type="float" office:value="0.861831656961355" calcext:value-type="float">
            <text:p>0,862</text:p>
          </table:table-cell>
          <table:table-cell table:style-name="ce19" table:formula="of:=1-[.R7]" office:value-type="float" office:value="0.138168343038645" calcext:value-type="float">
            <text:p>0,138</text:p>
          </table:table-cell>
          <table:table-cell table:style-name="ce19" table:formula="of:=[.Q7]/([.P7]+[.Q7])" office:value-type="float" office:value="0.907427341227126" calcext:value-type="float">
            <text:p>0,907</text:p>
          </table:table-cell>
          <table:table-cell table:style-name="ce19" table:formula="of:=[.Q7]/([.Q7]+[.Q6])" office:value-type="float" office:value="0.828094302554028" calcext:value-type="float">
            <text:p>0,828</text:p>
          </table:table-cell>
          <table:table-cell table:style-name="ce19" table:formula="of:=2*[.U7]*[.T7]/([.T7]+[.U7])" office:value-type="float" office:value="0.865947611710324" calcext:value-type="float">
            <text:p>0,866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660" calcext:value-type="float">
            <text:p>660</text:p>
          </table:table-cell>
          <table:table-cell table:style-name="ce19" table:formula="of:=([.W6]+[.X7])/([.W6]+[.X6]+[.W7]+[.X7])" office:value-type="float" office:value="0.694547379565908" calcext:value-type="float">
            <text:p>0,695</text:p>
          </table:table-cell>
          <table:table-cell table:style-name="ce19" table:formula="of:=1-[.Y7]" office:value-type="float" office:value="0.305452620434092" calcext:value-type="float">
            <text:p>0,305</text:p>
          </table:table-cell>
          <table:table-cell table:style-name="ce19" table:formula="of:=[.X7]/([.W7]+[.X7])" office:value-type="float" office:value="0.717391304347826" calcext:value-type="float">
            <text:p>0,717</text:p>
          </table:table-cell>
          <table:table-cell table:style-name="ce19" table:formula="of:=[.X7]/([.X7]+[.X6])" office:value-type="float" office:value="0.67553735926305" calcext:value-type="float">
            <text:p>0,676</text:p>
          </table:table-cell>
          <table:table-cell table:style-name="ce19" table:formula="of:=2*[.AB7]*[.AA7]/([.AA7]+[.AB7])" office:value-type="float" office:value="0.695835529783869" calcext:value-type="float">
            <text:p>0,696</text:p>
          </table:table-cell>
          <table:table-cell table:style-name="ce22"/>
          <table:table-cell table:number-columns-repeated="16354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 table:number-columns-repeated="5"/>
          <table:table-cell table:style-name="ce25"/>
          <table:table-cell table:style-name="ce28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5"/>
          <table:table-cell table:style-name="ce12"/>
          <table:table-cell table:style-name="ce7"/>
          <table:table-cell table:style-name="ce20" table:number-columns-repeated="6"/>
          <table:table-cell table:style-name="ce7" table:number-columns-repeated="16354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922" calcext:value-type="float">
            <text:p>922</text:p>
          </table:table-cell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4" office:value-type="float" office:value="749" calcext:value-type="float">
            <text:p>749</text:p>
          </table:table-cell>
          <table:table-cell office:value-type="float" office:value="231" calcext:value-type="float">
            <text:p>231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741" calcext:value-type="float">
            <text:p>741</text:p>
          </table:table-cell>
          <table:table-cell office:value-type="float" office:value="243" calcext:value-type="float">
            <text:p>243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11" office:value-type="float" office:value="662" calcext:value-type="float">
            <text:p>662</text:p>
          </table:table-cell>
          <table:table-cell office:value-type="float" office:value="287" calcext:value-type="float">
            <text:p>287</text:p>
          </table:table-cell>
          <table:table-cell table:style-name="ce18" office:value-type="string" calcext:value-type="string">
            <text:p>Acurácia</text:p>
          </table:table-cell>
          <table:table-cell table:style-name="ce18" office:value-type="string" calcext:value-type="string">
            <text:p>Taxa de Erro</text:p>
          </table:table-cell>
          <table:table-cell table:style-name="ce18" office:value-type="string" calcext:value-type="string">
            <text:p>Precisão</text:p>
          </table:table-cell>
          <table:table-cell table:style-name="ce18" office:value-type="string" calcext:value-type="string">
            <text:p>Recall</text:p>
          </table:table-cell>
          <table:table-cell table:style-name="ce18" office:value-type="string" calcext:value-type="string">
            <text:p>F1</text:p>
          </table:table-cell>
          <table:table-cell table:style-name="ce22"/>
          <table:table-cell table:number-columns-repeated="16354"/>
        </table:table-row>
        <table:table-row table:style-name="ro1">
          <table:covered-table-cell/>
          <table:table-cell table:style-name="ce13" office:value-type="float" office:value="78" calcext:value-type="float">
            <text:p>78</text:p>
          </table:table-cell>
          <table:table-cell table:style-name="ce16" office:value-type="float" office:value="828" calcext:value-type="float">
            <text:p>828</text:p>
          </table:table-cell>
          <table:table-cell table:style-name="ce21" table:formula="of:=([.B9]+[.C10])/([.B9]+[.C9]+[.B10]+[.C10])" office:value-type="float" office:value="0.92641609317099" calcext:value-type="float">
            <text:p>0,926</text:p>
          </table:table-cell>
          <table:table-cell table:style-name="ce21" table:formula="of:=1-[.D10]" office:value-type="float" office:value="0.0735839068290101" calcext:value-type="float">
            <text:p>0,074</text:p>
          </table:table-cell>
          <table:table-cell table:style-name="ce21" table:formula="of:=[.C10]/([.B10]+[.C10])" office:value-type="float" office:value="0.913907284768212" calcext:value-type="float">
            <text:p>0,914</text:p>
          </table:table-cell>
          <table:table-cell table:style-name="ce21" table:formula="of:=[.C10]/([.C10]+[.C9])" office:value-type="float" office:value="0.931383577052868" calcext:value-type="float">
            <text:p>0,931</text:p>
          </table:table-cell>
          <table:table-cell table:style-name="ce21" table:formula="of:=2*[.G10]*[.F10]/([.F10]+[.G10])" office:value-type="float" office:value="0.922562674094708" calcext:value-type="float">
            <text:p>0,923</text:p>
          </table:table-cell>
          <table:table-cell table:style-name="ce26" office:value-type="float" office:value="17" calcext:value-type="float">
            <text:p>17</text:p>
          </table:table-cell>
          <table:table-cell table:style-name="ce29" office:value-type="float" office:value="892" calcext:value-type="float">
            <text:p>892</text:p>
          </table:table-cell>
          <table:table-cell table:style-name="ce19" table:formula="of:=([.I9]+[.J10])/([.I9]+[.J9]+[.I10]+[.J10])" office:value-type="float" office:value="0.868713605082054" calcext:value-type="float">
            <text:p>0,869</text:p>
          </table:table-cell>
          <table:table-cell table:style-name="ce19" table:formula="of:=1-[.K10]" office:value-type="float" office:value="0.131286394917946" calcext:value-type="float">
            <text:p>0,131</text:p>
          </table:table-cell>
          <table:table-cell table:style-name="ce19" table:formula="of:=[.J10]/([.I10]+[.J10])" office:value-type="float" office:value="0.981298129812981" calcext:value-type="float">
            <text:p>0,981</text:p>
          </table:table-cell>
          <table:table-cell table:style-name="ce19" table:formula="of:=[.J10]/([.J10]+[.J9])" office:value-type="float" office:value="0.794300979519145" calcext:value-type="float">
            <text:p>0,794</text:p>
          </table:table-cell>
          <table:table-cell table:style-name="ce19" table:formula="of:=2*[.N10]*[.M10]/([.M10]+[.N10])" office:value-type="float" office:value="0.877952755905512" calcext:value-type="float">
            <text:p>0,878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889" calcext:value-type="float">
            <text:p>889</text:p>
          </table:table-cell>
          <table:table-cell table:style-name="ce19" table:formula="of:=([.P9]+[.Q10])/([.P9]+[.Q9]+[.P10]+[.Q10])" office:value-type="float" office:value="0.862890418210694" calcext:value-type="float">
            <text:p>0,863</text:p>
          </table:table-cell>
          <table:table-cell table:style-name="ce19" table:formula="of:=1-[.R10]" office:value-type="float" office:value="0.137109581789307" calcext:value-type="float">
            <text:p>0,137</text:p>
          </table:table-cell>
          <table:table-cell table:style-name="ce19" table:formula="of:=[.Q10]/([.P10]+[.Q10])" office:value-type="float" office:value="0.98232044198895" calcext:value-type="float">
            <text:p>0,982</text:p>
          </table:table-cell>
          <table:table-cell table:style-name="ce19" table:formula="of:=[.Q10]/([.Q10]+[.Q9])" office:value-type="float" office:value="0.785335689045936" calcext:value-type="float">
            <text:p>0,785</text:p>
          </table:table-cell>
          <table:table-cell table:style-name="ce19" table:formula="of:=2*[.U10]*[.T10]/([.T10]+[.U10])" office:value-type="float" office:value="0.872852233676976" calcext:value-type="float">
            <text:p>0,873</text:p>
          </table:table-cell>
          <table:table-cell table:style-name="ce13" office:value-type="float" office:value="342" calcext:value-type="float">
            <text:p>342</text:p>
          </table:table-cell>
          <table:table-cell table:style-name="ce16" office:value-type="float" office:value="603" calcext:value-type="float">
            <text:p>603</text:p>
          </table:table-cell>
          <table:table-cell table:style-name="ce19" table:formula="of:=([.W9]+[.X10])/([.W9]+[.X9]+[.W10]+[.X10])" office:value-type="float" office:value="0.667898627243928" calcext:value-type="float">
            <text:p>0,668</text:p>
          </table:table-cell>
          <table:table-cell table:style-name="ce19" table:formula="of:=1-[.Y10]" office:value-type="float" office:value="0.332101372756072" calcext:value-type="float">
            <text:p>0,332</text:p>
          </table:table-cell>
          <table:table-cell table:style-name="ce19" table:formula="of:=[.X10]/([.W10]+[.X10])" office:value-type="float" office:value="0.638095238095238" calcext:value-type="float">
            <text:p>0,638</text:p>
          </table:table-cell>
          <table:table-cell table:style-name="ce19" table:formula="of:=[.X10]/([.X10]+[.X9])" office:value-type="float" office:value="0.677528089887641" calcext:value-type="float">
            <text:p>0,678</text:p>
          </table:table-cell>
          <table:table-cell table:style-name="ce19" table:formula="of:=2*[.AB10]*[.AA10]/([.AA10]+[.AB10])" office:value-type="float" office:value="0.657220708446866" calcext:value-type="float">
            <text:p>0,657</text:p>
          </table:table-cell>
          <table:table-cell table:style-name="ce30"/>
          <table:table-cell table:number-columns-repeated="16354"/>
        </table:table-row>
        <table:table-row table:style-name="ro1" table:number-rows-repeated="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neralização_5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2" office:value-type="string" calcext:value-type="string" table:number-columns-spanned="2" table:number-rows-spanned="1">
            <text:p>Conf</text:p>
          </table:table-cell>
          <table:covered-table-cell table:style-name="ce33"/>
          <table:table-cell table:style-name="ce34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87" calcext:value-type="float">
            <text:p>87</text:p>
          </table:table-cell>
          <table:table-cell office:value-type="float" office:value="1087" calcext:value-type="float">
            <text:p>1087</text:p>
          </table:table-cell>
          <table:table-cell table:style-name="ce22" table:formula="of:=([.B3]+[.C4])/([.B4]+[.B3]+[.C3]+[.C4])" office:value-type="float" office:value="0.963659147869674" calcext:value-type="float">
            <text:p>0,963659147869674</text:p>
          </table:table-cell>
          <table:table-cell table:style-name="ce24" office:value-type="float" office:value="18" calcext:value-type="float">
            <text:p>18</text:p>
          </table:table-cell>
          <table:table-cell office:value-type="float" office:value="1108" calcext:value-type="float">
            <text:p>1108</text:p>
          </table:table-cell>
          <table:table-cell table:style-name="ce22" table:formula="of:=([.E3]+[.F4])/([.E3]+[.E4]+[.F3]+[.F4])" office:value-type="float" office:value="0.992481203007519" calcext:value-type="float">
            <text:p>0,992481203007519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135" calcext:value-type="float">
            <text:p>1135</text:p>
          </table:table-cell>
          <table:table-cell table:style-name="ce22" table:formula="of:=([.H3]+[.I4])/([.H3]+[.I3]+[.H4]+[.I4])" office:value-type="float" office:value="0.994152046783626" calcext:value-type="float">
            <text:p>0,994152046783626</text:p>
          </table:table-cell>
          <table:table-cell table:style-name="ce11" office:value-type="float" office:value="1288" calcext:value-type="float">
            <text:p>1288</text:p>
          </table:table-cell>
          <table:table-cell office:value-type="float" office:value="1106" calcext:value-type="float">
            <text:p>1106</text:p>
          </table:table-cell>
          <table:table-cell table:style-name="ce22" table:formula="of:=([.K3]+[.L4])/([.K3]+[.K4]+[.L3]+[.L4])" office:value-type="float" office:value="0.461988304093567" calcext:value-type="float">
            <text:p>0,461988304093567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65" calcext:value-type="float">
            <text:p>65</text:p>
          </table:table-cell>
          <table:table-cell office:value-type="float" office:value="1111" calcext:value-type="float">
            <text:p>1111</text:p>
          </table:table-cell>
          <table:table-cell table:style-name="ce22" table:formula="of:=([.B6]+[.C7])/([.B6]+[.C6]+[.B7]+[.C7])" office:value-type="float" office:value="0.972803347280335" calcext:value-type="float">
            <text:p>0,972803347280335</text:p>
          </table:table-cell>
          <table:table-cell table:style-name="ce24" office:value-type="float" office:value="114" calcext:value-type="float">
            <text:p>114</text:p>
          </table:table-cell>
          <table:table-cell office:value-type="float" office:value="1147" calcext:value-type="float">
            <text:p>1147</text:p>
          </table:table-cell>
          <table:table-cell table:style-name="ce22" table:formula="of:=([.E6]+[.F7])/([.E6]+[.E7]+[.F6]+[.F7])" office:value-type="float" office:value="0.952301255230126" calcext:value-type="float">
            <text:p>0,952301255230126</text:p>
          </table:table-cell>
          <table:table-cell table:style-name="ce11" office:value-type="float" office:value="99" calcext:value-type="float">
            <text:p>99</text:p>
          </table:table-cell>
          <table:table-cell office:value-type="float" office:value="1100" calcext:value-type="float">
            <text:p>1100</text:p>
          </table:table-cell>
          <table:table-cell table:style-name="ce22" table:formula="of:=([.H6]+[.I7])/([.H6]+[.H7]+[.I6]+[.I7])" office:value-type="float" office:value="0.958577405857741" calcext:value-type="float">
            <text:p>0,958577405857741</text:p>
          </table:table-cell>
          <table:table-cell table:style-name="ce11" office:value-type="float" office:value="1250" calcext:value-type="float">
            <text:p>1250</text:p>
          </table:table-cell>
          <table:table-cell office:value-type="float" office:value="1138" calcext:value-type="float">
            <text:p>1138</text:p>
          </table:table-cell>
          <table:table-cell table:style-name="ce22" table:formula="of:=([.K6]+[.L7])/([.K6]+[.K7]+[.L6]+[.L7])" office:value-type="float" office:value="0.476569037656904" calcext:value-type="float">
            <text:p>0,47656903765690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12222" calcext:value-type="float">
            <text:p>12222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24"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30" calcext:value-type="float">
            <text:p>30</text:p>
          </table:table-cell>
          <table:table-cell table:style-name="ce16" office:value-type="float" office:value="1138" calcext:value-type="float">
            <text:p>1138</text:p>
          </table:table-cell>
          <table:table-cell table:style-name="ce30" table:formula="of:=([.B9]+[.C10])/([.B9]+[.B10]+[.C9]+[.C10])" office:value-type="float" office:value="0.997759522031367" calcext:value-type="float">
            <text:p>0,997759522031367</text:p>
          </table:table-cell>
          <table:table-cell table:style-name="ce26" office:value-type="float" office:value="9" calcext:value-type="float">
            <text:p>9</text:p>
          </table:table-cell>
          <table:table-cell table:style-name="ce29" office:value-type="float" office:value="1038" calcext:value-type="float">
            <text:p>1038</text:p>
          </table:table-cell>
          <table:table-cell table:style-name="ce30" table:formula="of:=([.E9]+[.F10])/([.E9]+[.E10]+[.F9]+[.F10])" office:value-type="float" office:value="0.996221662468514" calcext:value-type="float">
            <text:p>0,996221662468514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128" calcext:value-type="float">
            <text:p>1128</text:p>
          </table:table-cell>
          <table:table-cell table:style-name="ce30" table:formula="of:=([.H9]+[.I10])/([.H9]+[.H10]+[.I9]+[.I10])" office:value-type="float" office:value="0.994979079497908" calcext:value-type="float">
            <text:p>0,994979079497908</text:p>
          </table:table-cell>
          <table:table-cell table:style-name="ce13" office:value-type="float" office:value="1294" calcext:value-type="float">
            <text:p>1294</text:p>
          </table:table-cell>
          <table:table-cell table:style-name="ce16" office:value-type="float" office:value="1095" calcext:value-type="float">
            <text:p>1095</text:p>
          </table:table-cell>
          <table:table-cell table:style-name="ce30" table:formula="of:=([.K9]+[.L10])/([.K9]+[.K10]+[.L9]+[.L10])" office:value-type="float" office:value="0.4581589958159" calcext:value-type="float">
            <text:p>0,458158995815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eneralização_1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2" office:value-type="string" calcext:value-type="string" table:number-columns-spanned="2" table:number-rows-spanned="1">
            <text:p>Conf</text:p>
          </table:table-cell>
          <table:covered-table-cell table:style-name="ce33"/>
          <table:table-cell table:style-name="ce34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24" office:value-type="float" office:value="1081" calcext:value-type="float">
            <text:p>108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1" calcext:value-type="float">
            <text:p>31</text:p>
          </table:table-cell>
          <table:table-cell office:value-type="float" office:value="1031" calcext:value-type="float">
            <text:p>1031</text:p>
          </table:table-cell>
          <table:table-cell table:style-name="ce22" table:formula="of:=([.B3]+[.C4])/([.B4]+[.B3]+[.C3]+[.C4])" office:value-type="float" office:value="0.984045049272642" calcext:value-type="float">
            <text:p>0,984045049272642</text:p>
          </table:table-cell>
          <table:table-cell table:style-name="ce24" office:value-type="float" office:value="24" calcext:value-type="float">
            <text:p>24</text:p>
          </table:table-cell>
          <table:table-cell office:value-type="float" office:value="1021" calcext:value-type="float">
            <text:p>1021</text:p>
          </table:table-cell>
          <table:table-cell table:style-name="ce22" table:formula="of:=([.E3]+[.F4])/([.E3]+[.E4]+[.F3]+[.F4])" office:value-type="float" office:value="0.986391365556077" calcext:value-type="float">
            <text:p>0,986391365556077</text:p>
          </table:table-cell>
          <table:table-cell table:style-name="ce11" office:value-type="float" office:value="28" calcext:value-type="float">
            <text:p>28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H3]+[.I4])/([.H3]+[.I3]+[.H4]+[.I4])" office:value-type="float" office:value="0.985452839042703" calcext:value-type="float">
            <text:p>0,985452839042703</text:p>
          </table:table-cell>
          <table:table-cell table:style-name="ce11" office:value-type="float" office:value="995" calcext:value-type="float">
            <text:p>995</text:p>
          </table:table-cell>
          <table:table-cell office:value-type="float" office:value="974" calcext:value-type="float">
            <text:p>974</text:p>
          </table:table-cell>
          <table:table-cell table:style-name="ce22" table:formula="of:=([.K3]+[.L4])/([.K3]+[.K4]+[.L3]+[.L4])" office:value-type="float" office:value="0.51806663538245" calcext:value-type="float">
            <text:p>0,5180666353824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9" calcext:value-type="float">
            <text:p>29</text:p>
          </table:table-cell>
          <table:table-cell office:value-type="float" office:value="1046" calcext:value-type="float">
            <text:p>1046</text:p>
          </table:table-cell>
          <table:table-cell table:style-name="ce22" table:formula="of:=([.B6]+[.C7])/([.B6]+[.C6]+[.B7]+[.C7])" office:value-type="float" office:value="0.981203007518797" calcext:value-type="float">
            <text:p>0,981203007518797</text:p>
          </table:table-cell>
          <table:table-cell table:style-name="ce24"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table:style-name="ce22" table:formula="of:=([.E6]+[.F7])/([.E6]+[.E7]+[.F6]+[.F7])" office:value-type="float" office:value="0.975093984962406" calcext:value-type="float">
            <text:p>0,975093984962406</text:p>
          </table:table-cell>
          <table:table-cell table:style-name="ce11" office:value-type="float" office:value="84" calcext:value-type="float">
            <text:p>84</text:p>
          </table:table-cell>
          <table:table-cell office:value-type="float" office:value="1033" calcext:value-type="float">
            <text:p>1033</text:p>
          </table:table-cell>
          <table:table-cell table:style-name="ce22" table:formula="of:=([.H6]+[.I7])/([.H6]+[.H7]+[.I6]+[.I7])" office:value-type="float" office:value="0.959586466165414" calcext:value-type="float">
            <text:p>0,959586466165414</text:p>
          </table:table-cell>
          <table:table-cell table:style-name="ce11" office:value-type="float" office:value="974" calcext:value-type="float">
            <text:p>974</text:p>
          </table:table-cell>
          <table:table-cell office:value-type="float" office:value="951" calcext:value-type="float">
            <text:p>951</text:p>
          </table:table-cell>
          <table:table-cell table:style-name="ce22" table:formula="of:=([.K6]+[.L7])/([.K6]+[.K7]+[.L6]+[.L7])" office:value-type="float" office:value="0.522556390977444" calcext:value-type="float">
            <text:p>0,522556390977444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24"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table:style-name="ce22"/>
          <table:table-cell table:style-name="ce11"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53" calcext:value-type="float">
            <text:p>1053</text:p>
          </table:table-cell>
          <table:table-cell table:style-name="ce30" table:formula="of:=([.B9]+[.C10])/([.B9]+[.B10]+[.C9]+[.C10])" office:value-type="float" office:value="0.984492481203008" calcext:value-type="float">
            <text:p>0,984492481203008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1000" calcext:value-type="float">
            <text:p>1000</text:p>
          </table:table-cell>
          <table:table-cell table:style-name="ce30" table:formula="of:=([.E9]+[.F10])/([.E9]+[.E10]+[.F9]+[.F10])" office:value-type="float" office:value="0.982142857142857" calcext:value-type="float">
            <text:p>0,982142857142857</text:p>
          </table:table-cell>
          <table:table-cell table:style-name="ce13" office:value-type="float" office:value="29" calcext:value-type="float">
            <text:p>29</text:p>
          </table:table-cell>
          <table:table-cell table:style-name="ce16" office:value-type="float" office:value="1046" calcext:value-type="float">
            <text:p>1046</text:p>
          </table:table-cell>
          <table:table-cell table:style-name="ce30" table:formula="of:=([.H9]+[.I10])/([.H9]+[.H10]+[.I9]+[.I10])" office:value-type="float" office:value="0.984962406015038" calcext:value-type="float">
            <text:p>0,984962406015038</text:p>
          </table:table-cell>
          <table:table-cell table:style-name="ce13" office:value-type="float" office:value="957" calcext:value-type="float">
            <text:p>957</text:p>
          </table:table-cell>
          <table:table-cell table:style-name="ce16" office:value-type="float" office:value="1025" calcext:value-type="float">
            <text:p>1025</text:p>
          </table:table-cell>
          <table:table-cell table:style-name="ce30" table:formula="of:=([.K9]+[.L10])/([.K9]+[.K10]+[.L9]+[.L10])" office:value-type="float" office:value="0.535244360902256" calcext:value-type="float">
            <text:p>0,535244360902256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eneralização_2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2" office:value-type="string" calcext:value-type="string" table:number-columns-spanned="2" table:number-rows-spanned="1">
            <text:p>Conf</text:p>
          </table:table-cell>
          <table:covered-table-cell table:style-name="ce33"/>
          <table:table-cell table:style-name="ce34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905" calcext:value-type="float">
            <text:p>905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927" calcext:value-type="float">
            <text:p>927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style-name="ce11"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6" calcext:value-type="float">
            <text:p>46</text:p>
          </table:table-cell>
          <table:table-cell office:value-type="float" office:value="1076" calcext:value-type="float">
            <text:p>1076</text:p>
          </table:table-cell>
          <table:table-cell table:style-name="ce22" table:formula="of:=([.B3]+[.C4])/([.B4]+[.B3]+[.C3]+[.C4])" office:value-type="float" office:value="0.970127326150833" calcext:value-type="float">
            <text:p>0,970127326150833</text:p>
          </table:table-cell>
          <table:table-cell table:style-name="ce24" office:value-type="float" office:value="27" calcext:value-type="float">
            <text:p>27</text:p>
          </table:table-cell>
          <table:table-cell office:value-type="float" office:value="1072" calcext:value-type="float">
            <text:p>1072</text:p>
          </table:table-cell>
          <table:table-cell table:style-name="ce22" table:formula="of:=([.E3]+[.F4])/([.E3]+[.E4]+[.F3]+[.F4])" office:value-type="float" office:value="0.978942213516161" calcext:value-type="float">
            <text:p>0,978942213516161</text:p>
          </table:table-cell>
          <table:table-cell table:style-name="ce11" office:value-type="float" office:value="72" calcext:value-type="float">
            <text:p>72</text:p>
          </table:table-cell>
          <table:table-cell office:value-type="float" office:value="1077" calcext:value-type="float">
            <text:p>1077</text:p>
          </table:table-cell>
          <table:table-cell table:style-name="ce22" table:formula="of:=([.H3]+[.I4])/([.H3]+[.I3]+[.H4]+[.I4])" office:value-type="float" office:value="0.964740450538688" calcext:value-type="float">
            <text:p>0,964740450538688</text:p>
          </table:table-cell>
          <table:table-cell table:style-name="ce11" office:value-type="float" office:value="644" calcext:value-type="float">
            <text:p>644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K3]+[.L4])/([.K3]+[.K4]+[.L3]+[.L4])" office:value-type="float" office:value="0.671890303623898" calcext:value-type="float">
            <text:p>0,6718903036238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955" calcext:value-type="float">
            <text:p>955</text:p>
          </table:table-cell>
          <table:table-cell office:value-type="float" office:value="29" calcext:value-type="float">
            <text:p>29</text:p>
          </table:table-cell>
          <table:table-cell table:style-name="ce22"/>
          <table:table-cell table:style-name="ce24"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table:style-name="ce22"/>
          <table:table-cell table:style-name="ce11"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11" office:value-type="float" office:value="347" calcext:value-type="float">
            <text:p>347</text:p>
          </table:table-cell>
          <table:table-cell office:value-type="float" office:value="40" calcext:value-type="float">
            <text:p>40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32" calcext:value-type="float">
            <text:p>32</text:p>
          </table:table-cell>
          <table:table-cell office:value-type="float" office:value="1023" calcext:value-type="float">
            <text:p>1023</text:p>
          </table:table-cell>
          <table:table-cell table:style-name="ce22" table:formula="of:=([.B6]+[.C7])/([.B6]+[.C6]+[.B7]+[.C7])" office:value-type="float" office:value="0.970083374203041" calcext:value-type="float">
            <text:p>0,970083374203041</text:p>
          </table:table-cell>
          <table:table-cell table:style-name="ce24" office:value-type="float" office:value="44" calcext:value-type="float">
            <text:p>44</text:p>
          </table:table-cell>
          <table:table-cell office:value-type="float" office:value="1057" calcext:value-type="float">
            <text:p>1057</text:p>
          </table:table-cell>
          <table:table-cell table:style-name="ce22" table:formula="of:=([.E6]+[.F7])/([.E6]+[.E7]+[.F6]+[.F7])" office:value-type="float" office:value="0.968612064737617" calcext:value-type="float">
            <text:p>0,968612064737617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1038" calcext:value-type="float">
            <text:p>1038</text:p>
          </table:table-cell>
          <table:table-cell table:style-name="ce22" table:formula="of:=([.H6]+[.I7])/([.H6]+[.H7]+[.I6]+[.I7])" office:value-type="float" office:value="0.959293771456596" calcext:value-type="float">
            <text:p>0,959293771456596</text:p>
          </table:table-cell>
          <table:table-cell table:style-name="ce11" office:value-type="float" office:value="611" calcext:value-type="float">
            <text:p>611</text:p>
          </table:table-cell>
          <table:table-cell office:value-type="float" office:value="1041" calcext:value-type="float">
            <text:p>1041</text:p>
          </table:table-cell>
          <table:table-cell table:style-name="ce22" table:formula="of:=([.K6]+[.L7])/([.K6]+[.K7]+[.L6]+[.L7])" office:value-type="float" office:value="0.680725846002943" calcext:value-type="float">
            <text:p>0,680725846002943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table:style-name="ce11"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357" calcext:value-type="float">
            <text:p>357</text:p>
          </table:table-cell>
          <table:table-cell office:value-type="float" office:value="65" calcext:value-type="float">
            <text:p>65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24" calcext:value-type="float">
            <text:p>24</text:p>
          </table:table-cell>
          <table:table-cell table:style-name="ce16" office:value-type="float" office:value="1054" calcext:value-type="float">
            <text:p>1054</text:p>
          </table:table-cell>
          <table:table-cell table:style-name="ce30" table:formula="of:=([.B9]+[.C10])/([.B9]+[.B10]+[.C9]+[.C10])" office:value-type="float" office:value="0.982834722903384" calcext:value-type="float">
            <text:p>0,982834722903384</text:p>
          </table:table-cell>
          <table:table-cell table:style-name="ce26" office:value-type="float" office:value="95" calcext:value-type="float">
            <text:p>95</text:p>
          </table:table-cell>
          <table:table-cell table:style-name="ce29" office:value-type="float" office:value="1068" calcext:value-type="float">
            <text:p>1068</text:p>
          </table:table-cell>
          <table:table-cell table:style-name="ce30" table:formula="of:=([.E9]+[.F10])/([.E9]+[.E10]+[.F9]+[.F10])" office:value-type="float" office:value="0.950465914664051" calcext:value-type="float">
            <text:p>0,950465914664051</text:p>
          </table:table-cell>
          <table:table-cell table:style-name="ce13" office:value-type="float" office:value="89" calcext:value-type="float">
            <text:p>89</text:p>
          </table:table-cell>
          <table:table-cell table:style-name="ce16" office:value-type="float" office:value="1066" calcext:value-type="float">
            <text:p>1066</text:p>
          </table:table-cell>
          <table:table-cell table:style-name="ce30" table:formula="of:=([.H9]+[.I10])/([.H9]+[.H10]+[.I9]+[.I10])" office:value-type="float" office:value="0.954879843060324" calcext:value-type="float">
            <text:p>0,954879843060324</text:p>
          </table:table-cell>
          <table:table-cell table:style-name="ce13" office:value-type="float" office:value="627" calcext:value-type="float">
            <text:p>627</text:p>
          </table:table-cell>
          <table:table-cell table:style-name="ce16" office:value-type="float" office:value="992" calcext:value-type="float">
            <text:p>992</text:p>
          </table:table-cell>
          <table:table-cell table:style-name="ce30" table:formula="of:=([.K9]+[.L10])/([.K9]+[.K10]+[.L9]+[.L10])" office:value-type="float" office:value="0.660950514453699" calcext:value-type="float">
            <text:p>0,660950514453699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eneralização_40Fluxos" table:style-name="ta1"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31" office:value-type="string" calcext:value-type="string" table:number-columns-spanned="3" table:number-rows-spanned="1">
            <text:p>ack_ewma, <text:s/>send_ewma,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rtt_r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send_ewma <text:s/>rtt_tatio</text:p>
          </table:table-cell>
          <table:covered-table-cell table:style-name="ce14"/>
          <table:covered-table-cell table:style-name="ce17"/>
          <table:table-cell table:style-name="ce9" office:value-type="string" calcext:value-type="string" table:number-columns-spanned="3" table:number-rows-spanned="1">
            <text:p>ack_ewma <text:s/>send_ewma</text:p>
          </table:table-cell>
          <table:covered-table-cell table:style-name="ce14"/>
          <table:covered-table-cell table:style-name="ce17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1">
          <table:table-cell table:style-name="ce2"/>
          <table:table-cell table:style-name="ce32" office:value-type="string" calcext:value-type="string" table:number-columns-spanned="2" table:number-rows-spanned="1">
            <text:p>Conf</text:p>
          </table:table-cell>
          <table:covered-table-cell table:style-name="ce33"/>
          <table:table-cell table:style-name="ce34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23" office:value-type="string" calcext:value-type="string" table:number-columns-spanned="2" table:number-rows-spanned="1">
            <text:p>Conf</text:p>
          </table:table-cell>
          <table:covered-table-cell table:style-name="ce15"/>
          <table:table-cell table:style-name="ce18" office:value-type="string" calcext:value-type="string">
            <text:p>Acerto(%)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</table:table-row>
        <table:table-row table:style-name="ro1">
          <table:table-cell table:style-name="ce2" office:value-type="string" calcext:value-type="string" table:number-columns-spanned="1" table:number-rows-spanned="2">
            <text:p>MLP</text:p>
          </table:table-cell>
          <table:table-cell table:style-name="ce11" office:value-type="float" office:value="837" calcext:value-type="float">
            <text:p>837</text:p>
          </table:table-cell>
          <table:table-cell office:value-type="float" office:value="15" calcext:value-type="float">
            <text:p>15</text:p>
          </table:table-cell>
          <table:table-cell table:style-name="ce22"/>
          <table:table-cell table:style-name="ce24" office:value-type="float" office:value="860" calcext:value-type="float">
            <text:p>860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style-name="ce11"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42" calcext:value-type="float">
            <text:p>42</text:p>
          </table:table-cell>
          <table:table-cell office:value-type="float" office:value="959" calcext:value-type="float">
            <text:p>959</text:p>
          </table:table-cell>
          <table:table-cell table:style-name="ce22" table:formula="of:=([.B3]+[.C4])/([.B4]+[.B3]+[.C3]+[.C4])" office:value-type="float" office:value="0.969239071775499" calcext:value-type="float">
            <text:p>0,969239071775499</text:p>
          </table:table-cell>
          <table:table-cell table:style-name="ce24" office:value-type="float" office:value="35" calcext:value-type="float">
            <text:p>35</text:p>
          </table:table-cell>
          <table:table-cell office:value-type="float" office:value="944" calcext:value-type="float">
            <text:p>944</text:p>
          </table:table-cell>
          <table:table-cell table:style-name="ce22" table:formula="of:=([.E3]+[.F4])/([.E3]+[.E4]+[.F3]+[.F4])" office:value-type="float" office:value="0.973556395035078" calcext:value-type="float">
            <text:p>0,973556395035078</text:p>
          </table:table-cell>
          <table:table-cell table:style-name="ce11" office:value-type="float" office:value="70" calcext:value-type="float">
            <text:p>70</text:p>
          </table:table-cell>
          <table:table-cell office:value-type="float" office:value="938" calcext:value-type="float">
            <text:p>938</text:p>
          </table:table-cell>
          <table:table-cell table:style-name="ce22" table:formula="of:=([.H3]+[.I4])/([.H3]+[.I3]+[.H4]+[.I4])" office:value-type="float" office:value="0.960604425256341" calcext:value-type="float">
            <text:p>0,960604425256341</text:p>
          </table:table-cell>
          <table:table-cell table:style-name="ce11" office:value-type="float" office:value="683" calcext:value-type="float">
            <text:p>683</text:p>
          </table:table-cell>
          <table:table-cell office:value-type="float" office:value="891" calcext:value-type="float">
            <text:p>891</text:p>
          </table:table-cell>
          <table:table-cell table:style-name="ce22" table:formula="of:=([.K3]+[.L4])/([.K3]+[.K4]+[.L3]+[.L4])" office:value-type="float" office:value="0.608742579600648" calcext:value-type="float">
            <text:p>0,60874257960064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STM</text:p>
          </table:table-cell>
          <table:table-cell table:style-name="ce11" office:value-type="float" office:value="881" calcext:value-type="float">
            <text:p>881</text:p>
          </table:table-cell>
          <table:table-cell office:value-type="float" office:value="24" calcext:value-type="float">
            <text:p>24</text:p>
          </table:table-cell>
          <table:table-cell table:style-name="ce22"/>
          <table:table-cell table:style-name="ce24"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table:style-name="ce22"/>
          <table:table-cell table:style-name="ce11"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table:style-name="ce22"/>
          <table:table-cell table:style-name="ce11"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1" office:value-type="float" office:value="25" calcext:value-type="float">
            <text:p>25</text:p>
          </table:table-cell>
          <table:table-cell office:value-type="float" office:value="919" calcext:value-type="float">
            <text:p>919</text:p>
          </table:table-cell>
          <table:table-cell table:style-name="ce22" table:formula="of:=([.B6]+[.C7])/([.B6]+[.C6]+[.B7]+[.C7])" office:value-type="float" office:value="0.973499188750676" calcext:value-type="float">
            <text:p>0,973499188750676</text:p>
          </table:table-cell>
          <table:table-cell table:style-name="ce24"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table:style-name="ce22" table:formula="of:=([.E6]+[.F7])/([.E6]+[.E7]+[.F6]+[.F7])" office:value-type="float" office:value="0.974040021633315" calcext:value-type="float">
            <text:p>0,974040021633315</text:p>
          </table:table-cell>
          <table:table-cell table:style-name="ce11" office:value-type="float" office:value="59" calcext:value-type="float">
            <text:p>59</text:p>
          </table:table-cell>
          <table:table-cell office:value-type="float" office:value="943" calcext:value-type="float">
            <text:p>943</text:p>
          </table:table-cell>
          <table:table-cell table:style-name="ce22" table:formula="of:=([.H6]+[.I7])/([.H6]+[.H7]+[.I6]+[.I7])" office:value-type="float" office:value="0.960519199567334" calcext:value-type="float">
            <text:p>0,960519199567334</text:p>
          </table:table-cell>
          <table:table-cell table:style-name="ce11" office:value-type="float" office:value="629" calcext:value-type="float">
            <text:p>629</text:p>
          </table:table-cell>
          <table:table-cell office:value-type="float" office:value="900" calcext:value-type="float">
            <text:p>900</text:p>
          </table:table-cell>
          <table:table-cell table:style-name="ce22" table:formula="of:=([.K6]+[.L7])/([.K6]+[.K7]+[.L6]+[.L7])" office:value-type="float" office:value="0.636019469983775" calcext:value-type="float">
            <text:p>0,636019469983775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7"/>
          <table:table-cell table:style-name="ce20"/>
          <table:table-cell table:style-name="ce25"/>
          <table:table-cell table:style-name="ce28"/>
          <table:table-cell table:style-name="ce20"/>
          <table:table-cell table:style-name="ce12"/>
          <table:table-cell table:style-name="ce7"/>
          <table:table-cell table:style-name="ce20"/>
          <table:table-cell table:style-name="ce12"/>
          <table:table-cell table:style-name="ce7"/>
          <table:table-cell table:style-name="ce20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CNN</text:p>
          </table:table-cell>
          <table:table-cell table:style-name="ce11"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table:style-name="ce22"/>
          <table:table-cell table:style-name="ce24"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style-name="ce11"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 table:style-name="ce11" office:value-type="float" office:value="266" calcext:value-type="float">
            <text:p>266</text:p>
          </table:table-cell>
          <table:table-cell office:value-type="float" office:value="57" calcext:value-type="float">
            <text:p>57</text:p>
          </table:table-cell>
          <table:table-cell table:style-name="ce22"/>
          <table:table-cell table:number-columns-repeated="3"/>
        </table:table-row>
        <table:table-row table:style-name="ro1">
          <table:covered-table-cell/>
          <table:table-cell table:style-name="ce13" office:value-type="float" office:value="18" calcext:value-type="float">
            <text:p>18</text:p>
          </table:table-cell>
          <table:table-cell table:style-name="ce16" office:value-type="float" office:value="923" calcext:value-type="float">
            <text:p>923</text:p>
          </table:table-cell>
          <table:table-cell table:style-name="ce30" table:formula="of:=([.B9]+[.C10])/([.B9]+[.B10]+[.C9]+[.C10])" office:value-type="float" office:value="0.984315846403461" calcext:value-type="float">
            <text:p>0,984315846403461</text:p>
          </table:table-cell>
          <table:table-cell table:style-name="ce26" office:value-type="float" office:value="60" calcext:value-type="float">
            <text:p>60</text:p>
          </table:table-cell>
          <table:table-cell table:style-name="ce29" office:value-type="float" office:value="915" calcext:value-type="float">
            <text:p>915</text:p>
          </table:table-cell>
          <table:table-cell table:style-name="ce30" table:formula="of:=([.E9]+[.F10])/([.E9]+[.E10]+[.F9]+[.F10])" office:value-type="float" office:value="0.966468361276366" calcext:value-type="float">
            <text:p>0,966468361276366</text:p>
          </table:table-cell>
          <table:table-cell table:style-name="ce13" office:value-type="float" office:value="59" calcext:value-type="float">
            <text:p>59</text:p>
          </table:table-cell>
          <table:table-cell table:style-name="ce16" office:value-type="float" office:value="954" calcext:value-type="float">
            <text:p>954</text:p>
          </table:table-cell>
          <table:table-cell table:style-name="ce30" table:formula="of:=([.H9]+[.I10])/([.H9]+[.H10]+[.I9]+[.I10])" office:value-type="float" office:value="0.965927528393726" calcext:value-type="float">
            <text:p>0,965927528393726</text:p>
          </table:table-cell>
          <table:table-cell table:style-name="ce13" office:value-type="float" office:value="661" calcext:value-type="float">
            <text:p>661</text:p>
          </table:table-cell>
          <table:table-cell table:style-name="ce16" office:value-type="float" office:value="865" calcext:value-type="float">
            <text:p>865</text:p>
          </table:table-cell>
          <table:table-cell table:style-name="ce30" table:formula="of:=([.K9]+[.L10])/([.K9]+[.K10]+[.L9]+[.L10])" office:value-type="float" office:value="0.611681990265008" calcext:value-type="float">
            <text:p>0,611681990265008</text:p>
          </table:table-cell>
          <table:table-cell table:number-columns-repeated="3"/>
        </table:table-row>
        <table:table-row table:style-name="ro1" table:number-rows-repeated="9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8:58:58.8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21:00.483000000</meta:creation-date>
    <dc:date>2023-11-20T22:05:40.707000000</dc:date>
    <meta:editing-duration>P4DT3H35M1S</meta:editing-duration>
    <meta:editing-cycles>9</meta:editing-cycles>
    <meta:generator>LibreOffice/7.6.2.1$Windows_X86_64 LibreOffice_project/56f7684011345957bbf33a7ee678afaf4d2ba333</meta:generator>
    <meta:document-statistic meta:table-count="5" meta:cell-count="479" meta:object-count="0"/>
  </office:meta>
</office:document-meta>
</file>